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6aec"/>
    </style:style>
    <style:style style:name="T1" style:family="text">
      <style:text-properties officeooo:rsid="001a6a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siderbar: logo, trang chủ, diễn đàn, tin tức, đăng nhập/đăng ký</text:p>
      <text:p text:style-name="P1">- slider: <text:span text:style-name="T1">5 </text:span>sản phẩm tiêu biểu của năm.</text:p>
      <text:p text:style-name="P1">- menu trái: sản phẩm bán chạy nhất, sản phẩm ấn tượng tháng/năm, sản phẩm sắp được mở bán.</text:p>
      <text:p text:style-name="P1">- content: thanh tìm kiếm, sản phẩm <text:span text:style-name="T1">(ảnh, tên, giá)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9T21:21:13.712576180</meta:creation-date>
    <dc:date>2022-11-29T22:11:45.408207948</dc:date>
    <meta:editing-duration>PT40M21S</meta:editing-duration>
    <meta:editing-cycles>1</meta:editing-cycles>
    <meta:document-statistic meta:table-count="0" meta:image-count="0" meta:object-count="0" meta:page-count="1" meta:paragraph-count="4" meta:word-count="50" meta:character-count="248" meta:non-whitespace-character-count="201"/>
    <meta:generator>LibreOffice/6.0.7.3$Linux_X86_64 LibreOffice_project/00m0$Build-3</meta:generator>
  </office:meta>
</office:document-meta>
</file>